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219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</text:span>ervice Information</text:p>
      <text:p text:style-name="Standard">service: notes-app-2-api</text:p>
      <text:p text:style-name="Standard">stage: dev</text:p>
      <text:p text:style-name="Standard">region: us-east-2</text:p>
      <text:p text:style-name="Standard">stack: notes-app-2-api-dev</text:p>
      <text:p text:style-name="Standard">resources: 50</text:p>
      <text:p text:style-name="Standard">api keys:</text:p>
      <text:p text:style-name="Standard"><text:s text:c="2"/>None</text:p>
      <text:p text:style-name="Standard">endpoints:</text:p>
      <text:p text:style-name="Standard"><text:s text:c="2"/>POST - https://28nutsngs9.execute-api.us-east-2.amazonaws.com/dev/notes</text:p>
      <text:p text:style-name="Standard"><text:s text:c="2"/>GET - https://28nutsngs9.execute-api.us-east-2.amazonaws.com/dev/notes/{id}</text:p>
      <text:p text:style-name="Standard"><text:s text:c="2"/>GET - https://28nutsngs9.execute-api.us-east-2.amazonaws.com/dev/notes</text:p>
      <text:p text:style-name="Standard"><text:s text:c="2"/>PUT - https://28nutsngs9.execute-api.us-east-2.amazonaws.com/dev/notes/{id}</text:p>
      <text:p text:style-name="Standard"><text:s text:c="2"/>DELETE - https://28nutsngs9.execute-api.us-east-2.amazonaws.com/dev/notes/{id}</text:p>
      <text:p text:style-name="Standard"><text:s text:c="2"/>POST - https://28nutsngs9.execute-api.us-east-2.amazonaws.com/dev/billing</text:p>
      <text:p text:style-name="Standard">functions:</text:p>
      <text:p text:style-name="Standard"><text:s text:c="2"/>create: notes-app-2-api-dev-create</text:p>
      <text:p text:style-name="Standard"><text:s text:c="2"/>get: notes-app-2-api-dev-get</text:p>
      <text:p text:style-name="Standard"><text:s text:c="2"/>list: notes-app-2-api-dev-list</text:p>
      <text:p text:style-name="Standard"><text:s text:c="2"/>update: notes-app-2-api-dev-update</text:p>
      <text:p text:style-name="Standard"><text:s text:c="2"/>delete: notes-app-2-api-dev-delete</text:p>
      <text:p text:style-name="Standard"><text:s text:c="2"/>billing: notes-app-2-api-dev-billing</text:p>
      <text:p text:style-name="Standard">layers:</text:p>
      <text:p text:style-name="Standard"><text:s text:c="2"/>None</text:p>
      <text:p text:style-name="Standard"/>
      <text:p text:style-name="Standard">Stack Outputs</text:p>
      <text:p text:style-name="Standard">AttachmentsBucketName: notes-app-2-api-dev-attachmentsbucket-1f0xcbr4qlgpk</text:p>
      <text:p text:style-name="Standard">UserPoolClientId: 4g7d60c3sr63eb59sl96pq4shb</text:p>
      <text:p text:style-name="Standard">UserPoolId: us-east-2_COKTz8UqN</text:p>
      <text:p text:style-name="Standard">DeleteLambdaFunctionQualifiedArn: arn:aws:lambda:us-east-2:843138422420:function:notes-app-2-api-dev-delete:1</text:p>
      <text:p text:style-name="Standard">CreateLambdaFunctionQualifiedArn: arn:aws:lambda:us-east-2:843138422420:function:notes-app-2-api-dev-create:1</text:p>
      <text:p text:style-name="Standard">GetLambdaFunctionQualifiedArn: arn:aws:lambda:us-east-2:843138422420:function:notes-app-2-api-dev-get:1</text:p>
      <text:p text:style-name="Standard">UpdateLambdaFunctionQualifiedArn: arn:aws:lambda:us-east-2:843138422420:function:notes-app-2-api-dev-update:1</text:p>
      <text:p text:style-name="Standard">IdentityPoolId: us-east-2:cf812ccb-485b-4805-9b01-7a0083be5eec</text:p>
      <text:p text:style-name="Standard">BillingLambdaFunctionQualifiedArn: arn:aws:lambda:us-east-2:843138422420:function:notes-app-2-api-dev-billing:1</text:p>
      <text:p text:style-name="Standard">ListLambdaFunctionQualifiedArn: arn:aws:lambda:us-east-2:843138422420:function:notes-app-2-api-dev-list:1</text:p>
      <text:p text:style-name="Standard">ServiceEndpoint: https://28nutsngs9.execute-api.us-east-2.amazonaws.com/dev</text:p>
      <text:p text:style-name="Standard">ServerlessDeploymentBucketName: notes-app-2-api-dev-serverlessdeploymentbucket-159expjjlsfq1</text:p>
      <text:p text:style-name="Standard"/>
      <text:p text:style-name="Standard">mohammad@mohammad-PC:~/ReactApp/backup/notes-app-api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1:20:05.323256174</meta:creation-date>
    <meta:generator>LibreOffice/6.0.7.3$Linux_X86_64 LibreOffice_project/00m0$Build-3</meta:generator>
    <dc:date>2020-08-07T11:21:33.868205319</dc:date>
    <meta:editing-duration>PT1M32S</meta:editing-duration>
    <meta:editing-cycles>1</meta:editing-cycles>
    <meta:document-statistic meta:table-count="0" meta:image-count="0" meta:object-count="0" meta:page-count="1" meta:paragraph-count="38" meta:word-count="76" meta:character-count="1910" meta:non-whitespace-character-count="1843"/>
  </office:meta>
</office:document-meta>
</file>